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ddenHttpMethodFilter.mapExchange( ServerWebExchange exchange , String methodParam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iddenHttpMethodFilter.filter( ServerWebExchange exchange , WebFilterChain cha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iddenHttpMethodFilter.setMethodParamName( String methodPara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